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9A0000059A028E322A2F4DE61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Arimo" svg:font-family="Arim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Neue-UltraLight" svg:font-family="HelveticaNeue-UltraLight" style:font-family-generic="roman" style:font-pitch="variable"/>
    <style:font-face style:name="Liberation Serif" svg:font-family="'Liberation Serif'" style:font-family-generic="roman" style:font-pitch="variable"/>
    <style:font-face style:name="Corbel" svg:font-family="Corbel" style:font-adornments="Gra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Neue-UltraLight1" svg:font-family="HelveticaNeue-UltraLight"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ahoma (Corps)" svg:font-family="'Tahoma (Corps)'"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
      <style:table-properties style:width="16cm" style:page-number="auto" table:align="margins" fo:background-color="transparent" style:shadow="none" style:may-break-between-rows="true" style:writing-mode="lr-tb" table:border-model="collapsing">
        <style:background-image/>
      </style:table-properties>
    </style:style>
    <style:style style:name="Tableau1.A" style:family="table-column">
      <style:table-column-properties style:column-width="3.999cm" style:rel-column-width="2267*"/>
    </style:style>
    <style:style style:name="Tableau1.B" style:family="table-column">
      <style:table-column-properties style:column-width="6.001cm" style:rel-column-width="3402*"/>
    </style:style>
    <style:style style:name="Tableau1.1" style:family="table-row">
      <style:table-row-properties fo:background-color="transparent" fo:keep-together="auto">
        <style:background-image/>
      </style:table-row-properties>
    </style:style>
    <style:style style:name="Tableau1.A1" style:family="table-cell">
      <style:table-cell-properties fo:background-color="transparent" fo:padding="0.097cm" fo:border="none" style:writing-mode="page">
        <style:background-image/>
      </style:table-cell-properties>
    </style:style>
    <style:style style:name="Tableau1.B2" style:family="table-cell">
      <style:table-cell-properties fo:background-color="#b4c7dc" fo:padding="0.097cm" fo:border="none" style:writing-mode="page">
        <style:background-image/>
      </style:table-cell-properties>
    </style:style>
    <style:style style:name="Tableau1.C2" style:family="table-cell">
      <style:table-cell-properties fo:background-color="#b4c7dc" fo:padding="0.097cm" fo:border="none" style:writing-mode="page">
        <style:background-image/>
      </style:table-cell-properties>
    </style:style>
    <style:style style:name="Tableau1.A3" style:family="table-cell">
      <style:table-cell-properties fo:background-color="#afd095" fo:padding="0.097cm" fo:border="none" style:writing-mode="page">
        <style:background-image/>
      </style:table-cell-properties>
    </style:style>
    <style:style style:name="Tableau1.B3" style:family="table-cell" style:data-style-name="N20000">
      <style:table-cell-properties fo:background-color="transparent" fo:padding="0.097cm" fo:border="none" style:writing-mode="page">
        <style:background-image/>
      </style:table-cell-properties>
    </style:style>
    <style:style style:name="Tableau1.B6" style:family="table-cell">
      <style:table-cell-properties fo:background-color="transparent" fo:padding="0.097cm" fo:border="none" style:writing-mode="page">
        <style:background-image/>
      </style:table-cell-properties>
    </style:style>
    <style:style style:name="Tableau1.C6" style:family="table-cell">
      <style:table-cell-properties fo:background-color="transparent" fo:padding="0.097cm" fo:border="none" style:writing-mode="page">
        <style:background-image/>
      </style:table-cell-properties>
    </style:style>
    <style:style style:name="Tableau1.B7" style:family="table-cell">
      <style:table-cell-properties fo:background-color="transparent" fo:padding="0.097cm" fo:border="none" style:writing-mode="page">
        <style:background-image/>
      </style:table-cell-properties>
    </style:style>
    <style:style style:name="Tableau1.C7" style:family="table-cell">
      <style:table-cell-properties fo:background-color="transparent" fo:padding="0.097cm" fo:border="none" style:writing-mode="page">
        <style:background-image/>
      </style:table-cell-properties>
    </style:style>
    <style:style style:name="Tableau1.B8" style:family="table-cell">
      <style:table-cell-properties fo:background-color="transparent" fo:padding="0.097cm" fo:border="none" style:writing-mode="page">
        <style:background-image/>
      </style:table-cell-properties>
    </style:style>
    <style:style style:name="Tableau1.C8" style:family="table-cell">
      <style:table-cell-properties fo:background-color="transparent" fo:padding="0.097cm" fo:border="none" style:writing-mode="page">
        <style:background-image/>
      </style:table-cell-properties>
    </style:style>
    <style:style style:name="Tableau1.B9" style:family="table-cell">
      <style:table-cell-properties fo:background-color="transparent" fo:padding="0.097cm" fo:border="none" style:writing-mode="page">
        <style:background-image/>
      </style:table-cell-properties>
    </style:style>
    <style:style style:name="Tableau1.C9" style:family="table-cell">
      <style:table-cell-properties fo:background-color="transparent" fo:padding="0.097cm" fo:border="none" style:writing-mode="page">
        <style:background-image/>
      </style:table-cell-properties>
    </style:style>
    <style:style style:name="Tableau1.B10" style:family="table-cell">
      <style:table-cell-properties fo:padding="0.097cm" fo:border="none"/>
    </style:style>
    <style:style style:name="Tableau1.C10" style:family="table-cell">
      <style:table-cell-properties fo:background-color="transparent" fo:padding="0.097cm" fo:border="none" style:writing-mode="page">
        <style:background-image/>
      </style:table-cell-properties>
    </style:style>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Contents_20_2">
      <style:paragraph-properties>
        <style:tab-stops>
          <style:tab-stop style:position="16cm" style:type="right" style:leader-style="dotted" style:leader-text="."/>
        </style:tab-stops>
      </style:paragraph-properties>
    </style:style>
    <style:style style:name="P4" style:family="paragraph" style:parent-style-name="Footer">
      <style:paragraph-properties fo:text-align="center" style:justify-single-word="false"/>
      <style:text-properties style:font-name="Tahoma" fo:font-size="8pt" officeooo:rsid="000a145f" officeooo:paragraph-rsid="000a145f" style:font-size-asian="7pt" style:font-size-complex="8pt"/>
    </style:style>
    <style:style style:name="P5" style:family="paragraph" style:parent-style-name="Footnote">
      <style:text-properties officeooo:rsid="000daafd" officeooo:paragraph-rsid="000daafd"/>
    </style:style>
    <style:style style:name="P6" style:family="paragraph" style:parent-style-name="Footnote">
      <style:paragraph-properties fo:margin-left="0cm" fo:margin-right="0cm" fo:text-indent="0cm" style:auto-text-indent="false"/>
      <style:text-properties officeooo:rsid="000b6baa" officeooo:paragraph-rsid="000b6baa"/>
    </style:style>
    <style:style style:name="P7" style:family="paragraph" style:parent-style-name="Header">
      <style:paragraph-properties fo:text-align="end" style:justify-single-word="false"/>
      <style:text-properties style:font-name="Tahoma" fo:font-size="8pt" officeooo:rsid="000a145f" officeooo:paragraph-rsid="000a145f" style:font-size-asian="8pt" style:font-size-complex="8pt"/>
    </style:style>
    <style:style style:name="P8" style:family="paragraph" style:parent-style-name="Table_20_Contents">
      <style:paragraph-properties fo:text-align="center" style:justify-single-word="false"/>
      <style:text-properties style:font-name="Verdana1" fo:font-size="10pt" officeooo:rsid="000b6baa" officeooo:paragraph-rsid="000b6baa"/>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d154" officeooo:paragraph-rsid="000ad15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d154" officeooo:paragraph-rsid="000ad15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6baa" officeooo:paragraph-rsid="000b6ba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sans-serif" fo:font-size="13.5pt" fo:font-style="normal" fo:text-shadow="none" style:text-underline-style="none" fo:font-weight="normal" officeooo:rsid="000b6baa" officeooo:paragraph-rsid="000b6ba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ff4000" loext:opacity="100%" style:text-outline="false" style:text-line-through-style="none" style:text-line-through-type="none" style:font-name="Liberation Serif" fo:font-size="12pt" fo:font-style="normal" fo:text-shadow="none" style:text-underline-style="none" fo:font-weight="normal" officeooo:rsid="000b6baa" officeooo:paragraph-rsid="000b6ba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drop-cap style:lines="3"/>
      </style:paragraph-properties>
    </style:style>
    <style:style style:name="P17" style:family="paragraph" style:parent-style-name="Text_20_body">
      <style:paragraph-properties fo:text-align="justify" style:justify-single-word="false">
        <style:drop-cap style:lines="3"/>
      </style:paragraph-properties>
      <style:text-properties officeooo:paragraph-rsid="000f9264"/>
    </style:style>
    <style:style style:name="P18" style:family="paragraph" style:parent-style-name="Text_20_body">
      <style:paragraph-properties fo:text-align="justify" style:justify-single-word="false">
        <style:tab-stops/>
      </style:paragraph-properties>
      <style:text-properties officeooo:paragraph-rsid="000daafd"/>
    </style:style>
    <style:style style:name="P19" style:family="paragraph" style:parent-style-name="Text_20_body" style:master-page-name="">
      <style:paragraph-properties fo:text-align="justify" style:justify-single-word="false" style:page-number="auto">
        <style:tab-stops/>
      </style:paragraph-properties>
      <style:text-properties officeooo:paragraph-rsid="000daafd"/>
    </style:style>
    <style:style style:name="P20" style:family="paragraph" style:parent-style-name="Text_20_body">
      <style:paragraph-properties fo:text-align="justify" style:justify-single-word="false" fo:break-before="pag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2" style:family="paragraph">
      <loext:graphic-properties draw:fill="solid" draw:fill-color="#5983b0" draw:opacity="30%"/>
      <style:text-properties style:font-name="Arimo" fo:font-size="1pt"/>
    </style:style>
    <style:style style:name="T1" style:family="text">
      <style:text-properties style:font-name="Calibri" style:font-name-complex="Calibri1"/>
    </style:style>
    <style:style style:name="T2" style:family="text">
      <style:text-properties style:font-name-complex="Calibri1"/>
    </style:style>
    <style:style style:name="T3" style:family="text">
      <style:text-properties style:font-name-complex="Calibri1" style:font-size-complex="10pt"/>
    </style:style>
    <style:style style:name="T4" style:family="text">
      <style:text-properties fo:font-style="italic" style:font-style-asian="italic" style:font-name-complex="Calibri1"/>
    </style:style>
    <style:style style:name="T5" style:family="text">
      <style:text-properties fo:font-style="italic" style:font-style-asian="italic" style:font-name-complex="Calibri1" style:font-size-complex="10pt"/>
    </style:style>
    <style:style style:name="T6" style:family="text">
      <style:text-properties fo:font-style="italic" fo:font-weight="bold" style:font-style-asian="italic" style:font-weight-asian="bold" style:font-name-complex="Calibri1"/>
    </style:style>
    <style:style style:name="T7" style:family="text">
      <style:text-properties fo:font-style="italic" fo:font-weight="bold" style:font-style-asian="italic" style:font-weight-asian="bold" style:font-name-complex="Calibri1" style:font-size-complex="10pt"/>
    </style:style>
    <style:style style:name="T8" style:family="text">
      <style:text-properties fo:font-weight="bold" style:font-weight-asian="bold"/>
    </style:style>
    <style:style style:name="T9" style:family="text">
      <style:text-properties fo:font-weight="bold" style:font-weight-asian="bold" style:font-name-complex="Calibri1" style:font-size-complex="10pt"/>
    </style:style>
    <style:style style:name="T10" style:family="text">
      <style:text-properties style:font-name="sans-serif" fo:font-size="13.5pt"/>
    </style:style>
    <style:style style:name="T11" style:family="text">
      <style:text-properties officeooo:rsid="000f9264"/>
    </style:style>
    <style:style style:name="T12" style:family="text">
      <style:text-properties style:font-name="Verdana1" fo:font-size="10pt" officeooo:rsid="000f9264"/>
    </style:style>
    <style:style style:name="T13"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4535*" fo:start-indent="0cm" fo:end-indent="0.249cm"/>
          <style:column style:rel-width="4536*"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5983b0" draw:opacity="30%" draw:auto-grow-height="false" draw:auto-grow-width="false" fo:min-height="7.39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5983b0" draw:opacity="30%" draw:auto-grow-height="false" draw:auto-grow-width="false" fo:min-height="7.828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5983b0" draw:opacity="30%" draw:auto-grow-height="false" draw:auto-grow-width="false" fo:min-height="4.958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5983b0" draw:opacity="30%" draw:auto-grow-height="false" draw:auto-grow-width="false" fo:min-height="6.959cm" fo:min-width="16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number-style style:name="N20000" number:language="fr" number:country="FR">
      <number:number number:min-integer-digits="1"/>
    </number:number-style>
  </office:automatic-styles>
  <office:body>
    <office:text text:use-soft-page-breaks="true">
      <text:tracked-changes>
        <text:changed-region xml:id="ct2721744980432" text:id="ct2721744980432">
          <text:deletion>
            <office:change-info>
              <dc:creator>Auteur inconnu</dc:creator>
              <dc:date>2020-09-16T11:09:27</dc:date>
            </office:change-info>
            <text:p text:style-name="P16">B.U.T</text:p>
          </text:deletion>
        </text:changed-region>
        <text:changed-region xml:id="ct2721744983792" text:id="ct2721744983792">
          <text:insertion>
            <office:change-info>
              <dc:creator>Auteur inconnu</dc:creator>
              <dc:date>2020-09-16T11:09:27</dc:date>
            </office:change-info>
          </text:insertion>
        </text:changed-region>
        <text:changed-region xml:id="ct2721932599072" text:id="ct2721932599072">
          <text:deletion>
            <office:change-info>
              <dc:creator>Auteur inconnu</dc:creator>
              <dc:date>2020-09-16T11:09:55</dc:date>
            </office:change-info>
            <text:p text:style-name="P16">DUT</text:p>
          </text:deletion>
        </text:changed-region>
        <text:changed-region xml:id="ct2721932601232" text:id="ct2721932601232">
          <text:insertion>
            <office:change-info>
              <dc:creator>Auteur inconnu</dc:creator>
              <dc:date>2020-09-16T11:09:55</dc:date>
            </office:change-info>
          </text:insertion>
        </text:changed-region>
        <text:changed-region xml:id="ct2721932601952" text:id="ct2721932601952">
          <text:insertion>
            <office:change-info>
              <dc:creator>Auteur inconnu</dc:creator>
              <dc:date>2020-09-16T11:10:00</dc:date>
            </office:change-info>
          </text:insertion>
        </text:changed-region>
        <text:changed-region xml:id="ct2721984265792" text:id="ct2721984265792">
          <text:insertion>
            <office:change-info>
              <dc:creator>Auteur inconnu</dc:creator>
              <dc:date>2020-09-16T11:09:03</dc:date>
            </office:change-info>
          </text:insertion>
        </text:changed-region>
        <text:changed-region xml:id="ct2721902224864" text:id="ct2721902224864">
          <text:insertion>
            <office:change-info>
              <dc:creator>Jonathan Morgado-Samagaio</dc:creator>
              <dc:date>2020-09-16T11:1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e Bachelor Universitaire de Technologie » : un parcours de formation technologique universitaire du grade de licence porté par les IUT<text:note text:id="ftn0" text:note-class="footnote"><text:note-citation>1</text:note-citation><text:note-body><text:p text:style-name="P5">IUT : Institut Universitaire de Technologie</text:p></text:note-body></text:note>.</text:p>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text:a xlink:type="simple" xlink:href="#__RefHeading___Toc487_3296785715" text:style-name="Index_20_Link" text:visited-style-name="Index_20_Link">Évolution de l’offre de formation des IUT<text:tab/>2</text:a></text:p>
          <text:p text:style-name="P3"><text:a xlink:type="simple" xlink:href="#__RefHeading___Toc489_3296785715" text:style-name="Index_20_Link" text:visited-style-name="Index_20_Link">1) Objectifs du B.U.T<text:tab/>2</text:a></text:p>
          <text:p text:style-name="P3"><text:a xlink:type="simple" xlink:href="#__RefHeading___Toc491_3296785715" text:style-name="Index_20_Link" text:visited-style-name="Index_20_Link">2) Organisation du B.U.T<text:tab/>2</text:a></text:p>
          <text:p text:style-name="P2"><text:a xlink:type="simple" xlink:href="#__RefHeading___Toc493_3296785715" text:style-name="Index_20_Link" text:visited-style-name="Index_20_Link">B.U.T : diplôme base sur l’approche Compétence<text:tab/>3</text:a></text:p>
          <text:p text:style-name="P3"><text:a xlink:type="simple" xlink:href="#__RefHeading___Toc495_3296785715" text:style-name="Index_20_Link" text:visited-style-name="Index_20_Link">3) Concept<text:tab/>3</text:a></text:p>
          <text:p text:style-name="P3"><text:a xlink:type="simple" xlink:href="#__RefHeading___Toc497_3296785715" text:style-name="Index_20_Link" text:visited-style-name="Index_20_Link">4) Définitions<text:tab/>4</text:a></text:p>
          <text:p text:style-name="P3"><text:a xlink:type="simple" xlink:href="#__RefHeading___Toc499_3296785715" text:style-name="Index_20_Link" text:visited-style-name="Index_20_Link">5) Pièces du référentiel de compétences<text:tab/>5</text:a></text:p>
          <text:p text:style-name="P2"><text:a xlink:type="simple" xlink:href="#__RefHeading___Toc501_3296785715" text:style-name="Index_20_Link" text:visited-style-name="Index_20_Link">COMPARATIF B.U.T et DUT<text:tab/>5</text:a></text:p>
        </text:index-body>
      </text:table-of-content>
      <text:p text:style-name="P15"/>
      <text:p text:style-name="P20"/>
      <text:h text:style-name="Heading_20_1" text:outline-level="1"><text:bookmark-start text:name="__RefHeading___Toc487_3296785715"/>Évolution de l’offre de formation des IUT<text:bookmark-end text:name="__RefHeading___Toc487_3296785715"/></text:h>
      <text:p text:style-name="P16">Les IUT portent un projet d’évolution de l’offre de formation vers un format intégré en 180 ECTS (6 semestres) nommé « Bachelor Universitaire de Technologie (B.U.T) », reconnu au grade de licence dans le cadre de l’arrêté sur les Licences Professionnelles en 180ECTS. L’ambition du B.U.T est de répondre aux enjeux de réussite des jeunes, d’égalité territoriale et d’ascension sociale.</text:p>
      <text:list xml:id="list1792949930" text:style-name="Numbering_20_123">
        <text:list-item>
          <text:h text:style-name="Heading_20_2" text:outline-level="2"><text:bookmark-start text:name="__RefHeading___Toc489_3296785715"/>Objectifs du B.U.T<text:bookmark-end text:name="__RefHeading___Toc489_3296785715"/></text:h>
        </text:list-item>
      </text:list>
      <text:p text:style-name="P15">Ce projet conçu comme une innovation majeure pour la professionnalisation de l’ensemble du premier cycle rompt avec le caractère tubulaire de la formation actuelle au profit d’un parcours de formation ouvert et flexible. Il repositionne l’offre de formation des IUT dans le cycle L en refondant le diplôme pour aboutir à une proposition de parcours de formation agile, attractif pour des publics diversifiés qui souhaitent s’insérer et plus lisible pour les entreprises. Par son approche modulaire basée sur les compétences, le B.U.T doit permettre :</text:p>
      <text:p text:style-name="P15"><text:span text:style-name="T1">- </text:span>une augmentation significative de l’insertion professionnelle à bac+3 ;</text:p>
      <text:p text:style-name="P15"><text:span text:style-name="T1">- </text:span>une adaptation des rythmes d’apprentissage sur l’ensemble du parcours pour plus de réussite, notamment des bacheliers technologiques, et dans la perspective d’une adaptation à une plus grande diversité des profils des futurs bacheliers ;</text:p>
      <text:p text:style-name="P15"><text:span text:style-name="T1">- </text:span>une meilleure articulation du parcours avec les autres formations du cycle L (LG, LP, BTS, CPGE), au moyen de passerelles ;</text:p>
      <text:p text:style-name="P15"><text:span text:style-name="T1">- </text:span>une personnalisation des parcours et une hybridation des publics (formation initiale et formation tout au long de la vie).</text:p>
      <text:p text:style-name="P15"/>
      <text:list xml:id="list111144056998758" text:continue-numbering="true" text:style-name="Numbering_20_123">
        <text:list-item>
          <text:h text:style-name="Heading_20_2" text:outline-level="2"><text:bookmark-start text:name="__RefHeading___Toc491_3296785715"/>Organisation du B.U.T<text:bookmark-end text:name="__RefHeading___Toc491_3296785715"/></text:h>
        </text:list-item>
      </text:list>
      <text:section text:style-name="Sect1" text:name="Section1">
        <text:p text:style-name="P19">Organisé en 180 ECTS, ce parcours de formation technologique porte le label IUT. Il délivre un diplôme national faisant référence aux 24 spécialités (16 du secteur industriel, 8 du secteur des services) de l’offre de formation en IUT et est encadré par un programme national assurant pour environ 2/3 de la maquette une homogénéité sur le territoire, laissant 1/3 d’adaptation locale. La structure du programme comme sa co-construction avec les acteurs socio-économiques garantit une adéquation aux besoins de formation des différents bassins d’emploi permet une évolution souple de la maquette pour répondre aux emplois émergents. Ce nouveau cursus comprend une nouvelle diplomation intermédiaire à 120 ECTS, nommée DUT, qui sécurise le parcours de l’étudiant et permet, si nécessaire une insertion professionnelle à bac+2 valorisable. Il s’appuie sur des périodes en entreprises et projets tutorés/études de cas tout au long du parcours tout en favorisant le déploiement de l’alternance (contrats de professionnalisation et d’apprentissage) sur tout ou partie du cursus. <text:s/>Des paliers <text:soft-page-break/>d’orientation à différents niveaux du parcours, partagés avec plusieurs acteurs du premier cycle, sont mis en place pour garantir les passerelles permettant l’intégration de publics variés comme l’adaptation des parcours en fonction du projet personnel et professionnel de l’étudiant.</text:p>
      </text:section>
      <text:p text:style-name="P18"><text:s/></text:p>
      <text:p text:style-name="P15"/>
      <text:p text:style-name="P15">Le Bachelor Universitaire de Technologie participe pleinement au développement de l’offre de formation professionnalisante de premier cycle sur tout le territoire, aussi bien dans les grandes métropoles universitaires, les villes universitaires d’équilibre que l’outre-mer. En s’appuyant sur le réseau des 111 IUT, déployés sur plus de 200 sites et IUTen ligne qui apporte des dispositifs de formation à distance, le B.U.T est également une réponse aux besoins d’égalité qui s’expriment et un moyen efficace de lutte contre le chômage de masse chez les jeunes.</text:p>
      <text:p text:style-name="P15"/>
      <text:h text:style-name="Heading_20_1" text:outline-level="1"><text:bookmark-start text:name="__RefHeading___Toc493_3296785715"/>B.U.T : diplôme base sur l’approche Compétence <text:bookmark-end text:name="__RefHeading___Toc493_3296785715"/></text:h>
      <text:p text:style-name="P16">En Approche Par Compétence (APC), le référentiel de compétences constitue la colonne vertébrale de la formation. Il aide à prendre les décisions tant de structuration du programme que de mise en œuvre de celui-ci. Il permet aussi une communication transparente avec les étudiants quant aux visées du programme. Il est donc crucial de rédiger ce référentiel de sorte qu’il joue bien son rôle central dans la formation. « La forme et le contenu de ce référentiel seront importants : il est indispensable que sa formalisation traduise clairement sa cohérence tant avec le « profil de sortie » visé qu’avec les intentions de ses concepteurs en termes de priorités et de valeurs » (Poumay et al., 2017, p. 40).</text:p>
      <text:list xml:id="list111144581289205" text:continue-numbering="true" text:style-name="Numbering_20_123">
        <text:list-item>
          <text:h text:style-name="Heading_20_2" text:outline-level="2"><text:bookmark-start text:name="__RefHeading___Toc495_3296785715"/>Concept<text:bookmark-end text:name="__RefHeading___Toc495_3296785715"/></text:h>
        </text:list-item>
      </text:list>
      <text:p text:style-name="P15"><text:span text:style-name="T2">Avant d’aborder les différentes pièces constitutives d’un référentiel de compétences, nous rappelons ce que nous entendons par « compétence ». La définition choisie est celle forgée par Jacques Tardif en 2006. Nous l’avons choisie parce qu’elle reconnait à la compétence son caractère holistique et intégrateur. La suivre, c’est se prémunir contre la tentation de situer la compétence au niveau des savoir-faire. La compétence ne comprend pas « </text:span><text:span text:style-name="T4">un type de connaissances, mais nombre de connaissances de nature variée </text:span><text:span text:style-name="T2">» qui, reliées entre elles, permettent d’accomplir, non pas une tâche donnée, mais « </text:span><text:span text:style-name="T4">un grand nombre d’actions dans des situations différentes</text:span><text:span text:style-name="T2"> » (Tardif, 2006, p. 19). Suivre la définition proposée par Jacques Tardif, c’est aussi se donner les moyens de caractériser la compétence « </text:span><text:span text:style-name="T4">de telle manière que son étendue, sa polyvalence et sa multidimensionnalité soient manifestes</text:span><text:span text:style-name="T2"> » (Tardif, 2006, p. 15). L’adopter, c’est garantir les bases qui permettront d’élaborer un programme ambitieux mais progressif, ancré dans la réalité et les actions authentiques.</text:span></text:p>
      <text:p text:style-name="P15"/>
      <text:p text:style-name="P15"><text:soft-page-break/>Tardif (2019a, p. 50), sans nier que la notion de compétence recouvre de multiples acceptions, constate qu’il se dégage « un certain consensus sur l’idée (1) qu’une compétence est de l’ordre de l’<text:span text:style-name="T8">action,</text:span> (2) que sa mise en œuvre repose sur la <text:span text:style-name="T8">combinaison de plusieurs ressources,</text:span> (3) que son périmètre est judicieusement circonscrit à l’aune d’un <text:span text:style-name="T8">ensemble de situations »</text:span>.</text:p>
      <text:list xml:id="list111144521483273" text:continue-numbering="true" text:style-name="Numbering_20_123">
        <text:list-item>
          <text:h text:style-name="Heading_20_2" text:outline-level="2"><text:bookmark-start text:name="__RefHeading___Toc497_3296785715"/>Définitions<text:bookmark-end text:name="__RefHeading___Toc497_3296785715"/></text:h>
        </text:list-item>
      </text:list>
      <text:p text:style-name="P15">Il définit la compétence comme « <text:span text:style-name="s1"><text:span text:style-name="T6">un savoir-agir complexe</text:span></text:span><text:span text:style-name="s1"><text:span text:style-name="T4"> s’appuyant sur la mobilisation et la combinaison</text:span></text:span> <text:span text:style-name="s1"><text:span text:style-name="T4">efficaces de ressources internes et externes à l’intérieur d’une famille de situations </text:span></text:span><text:span text:style-name="s1"><text:span text:style-name="T2">» </text:span></text:span>(Tardif, 2006, p. 22).</text:p>
      <text:p text:style-name="P15">Nous entendons par : </text:p>
      <text:p text:style-name="P15"><text:span text:style-name="T9">Savoir-agir</text:span><text:span text:style-name="T3">, un « savoir mis en action » : la personne compétente ne se contente pas de connaître, mais elle met en œuvre ses savoirs.</text:span></text:p>
      <text:p text:style-name="P15"><text:span text:style-name="T9">Complexe</text:span><text:span text:style-name="T3">, la combinaison originale de ressources pour s’adapter à l’inconnu. La personne compétente ne se contente pas d’appliquer des « ressources » (voir plus bas) apprises hors contexte, mais elle choisit et combine celles qu’elle juge pertinentes pour s’adapter à une situation donnée. Autrement dit, la compétence ne s’automatise pas. </text:span></text:p>
      <text:p text:style-name="P15"><text:span text:style-name="T3">Gérard (2007, p. 2) retient des théories de la complexité les éléments suivants : </text:span><text:span text:style-name="T5">« la complexité n’est pas liée à la difficulté de la situation, mais au fait qu’elle est irréductible à un modèle fini. Si la situation est réellement complexe, l’élève ne peut lui appliquer un algorithme défini une fois pour toutes pour ce type de situations. Il doit chaque fois s’adapter et développer une nouvelle stratégie, dans l’incertitude ; la complexité est liée au grand nombre de parties apparemment indépendantes l’une de l’autre, mais qui interagissent entre elles, de telle sorte que « le tout est supérieur à la somme des parties » ; […] C’est par la mobilisation et l’intégration interactive de différentes ressources qu’une solution peut être apportée à la situation complexe. »</text:span></text:p>
      <text:p text:style-name="P15"><text:span text:style-name="T9">Ressources internes</text:span><text:span text:style-name="T3">, tout ce que la personne maîtrise, toutes les connaissances, tous les savoir-faire, toutes les procédures, toutes les attitudes, tous les « softskills », toutes les règles ou normes, tous les schèmes, etc. qui constituent la carte mentale, la « bibliothèque intérieure » avec laquelle la personne appréhende une situation nouvelle et y intervient. </text:span></text:p>
      <text:p text:style-name="P15"><text:span text:style-name="T9">Ressources externes</text:span><text:span text:style-name="T3">, tout ce que la personne ne maîtrise pas (ou pas encore), mais qui lui sont accessibles et nécessaires pour appréhender et intervenir dans une situation nouvelle. Ces ressources proviennent de pairs, d’experts, d’enseignants, de productions en ligne ou d’ouvrages papier, etc. La personne compétente y recourt spontanément comme à une « bibliothèque externe ». L’apport de ces ressources nouvelles lui permet d’apporter une meilleure réponse à la problématique rencontrée. Une partie de ces ressources nouvelles viendront au fil du temps s’intégrer ou modifier la carte mentale avec laquelle la personne aborde son environnement. </text:span></text:p>
      <text:p text:style-name="P15"><text:span text:style-name="T3">Tardif (2019, p. 51) de conclure : « </text:span><text:span text:style-name="T5">Une ressource est dite interne dans la mesure où il s’agit de ce qu’une personne maîtrise déjà, tant sur le plan de la cognition que sur celui des attitudes et des conduites, alors qu’une ressource externe a trait à tout ce que la personne consulte, examine et analyse dans son environnement.</text:span><text:span text:style-name="T3"> »</text:span></text:p>
      <text:p text:style-name="P15"><text:soft-page-break/><text:span text:style-name="T9">Situation</text:span><text:span text:style-name="T3">, un contexte déclencheur de l’action. La situation doit être source d’apprentissage et d’évaluation. C’est elle qui donne du sens à l’action. Il n’est pas possible de former les étudiants à toutes les situations. L’équipe enseignante doit faire une sélection et choisir « </text:span><text:span text:style-name="T5">celles qui sont au cœur de la formation, celles qui sont ciblées comme zone de transférabilité des apprentissages, celles qui reçoivent un traitement superficiel ou périphérique et, forcément, celles qui sont ignorées</text:span><text:span text:style-name="T3"> » (Tardif, 2006, p.33). <text:s/></text:span></text:p>
      <text:p text:style-name="P15"/>
      <text:list xml:id="list111144263818558" text:continue-numbering="true" text:style-name="Numbering_20_123">
        <text:list-item>
          <text:h text:style-name="Heading_20_2" text:outline-level="2"><text:bookmark-start text:name="__RefHeading___Toc499_3296785715"/>Pièces du référentiel de compétences<text:bookmark-end text:name="__RefHeading___Toc499_3296785715"/></text:h>
        </text:list-item>
      </text:list>
      <text:p text:style-name="P15">Si l’on veut aboutir à un « référentiel de compétences » suffisamment complet pour orienter le programme de formation et guider l’étudiant à travers ce programme, il faudra préciser cinq éléments pour chacune des compétences. Ces différentes pièces s’assembleront pour former le référentiel de compétences. Elles sont loin d’être anodines. Elles sont au contraire absolument nécessaires pour permettre de développer ces compétences et d’(auto)évaluer leur développement.<text:span text:style-name="T3"> Le présent guide explicite concrètement comment construire et exploiter ces éléments.</text:span></text:p>
      <text:p text:style-name="P15">Voici ces<text:span text:style-name="T8"> cinq pièces</text:span>, correspondant à <text:span text:style-name="T8">cinq étapes</text:span> de rédaction du référentiel, reprises ensuite dans un schéma récapitulatif :</text:p>
      <text:p text:style-name="P15"><text:span text:style-name="T3">Définir les </text:span><text:span text:style-name="T9">compétences, ou le savoir-agir</text:span><text:span text:style-name="T3"> à développer par les étudiants au fil du programme ;</text:span></text:p>
      <text:p text:style-name="P15"><text:span text:style-name="T3">Définir les </text:span><text:span text:style-name="T9">composantes essentielles</text:span><text:span text:style-name="T3"> à l’action, qui rendent compte de la complexité de la compétence, informent sur sa qualité et facilitent son évaluation ;</text:span></text:p>
      <text:p text:style-name="P15"><text:span text:style-name="T3">Définir les familles de </text:span><text:span text:style-name="T9">situations </text:span><text:span text:style-name="T3">qui rendent compte de l’étendue de la compétence ;</text:span></text:p>
      <text:p text:style-name="P15"><text:span text:style-name="T3">Définir les </text:span><text:span text:style-name="T9">niveaux de développement</text:span><text:span text:style-name="T3"> de la compétence visés au terme de périodes données d’apprentissage (p. ex., novice après deux ans – intermédiaire après trois ans – compétent en fin de master) ;</text:span></text:p>
      <text:p text:style-name="P15"><text:span text:style-name="T3">Définir les </text:span><text:span text:style-name="T9">apprentissages critiques</text:span><text:span text:style-name="T3"> à maîtriser pour atteindre un niveau donné de développement de cette compétence.</text:span></text:p>
      <text:p text:style-name="P15">Deux autres éléments seront présents dans le programme même s’ils ne font pas partie du référentiel de compétences en lui-même. Ils aident à rédiger ce référentiel et sont donc généralement déjà abordés au moment de sa construction :</text:p>
      <text:p text:style-name="P15"><text:span text:style-name="T5">Définir les </text:span><text:span text:style-name="T7">Situations d’Apprentissage et d’Évaluation</text:span><text:span text:style-name="T5"> (SAÉ) dans lesquelles plonger les étudiants pour leur permettre de développer les compétences visées ;</text:span></text:p>
      <text:p text:style-name="P15"><text:span text:style-name="T5">Définir certaines des </text:span><text:span text:style-name="T7">ressources</text:span><text:span text:style-name="T5"> (savoirs, savoir-faire, attitudes professionnelles) qui seront utiles au développement de la compétence.</text:span></text:p>
      <text:p text:style-name="P15"/>
      <text:h text:style-name="Heading_20_1" text:outline-level="1"><text:bookmark-start text:name="__RefHeading___Toc501_3296785715"/><text:soft-page-break/>COMPARATIF B.U.T et DUT<text:bookmark-end text:name="__RefHeading___Toc501_3296785715"/></text:h>
      <text:p text:style-name="P16">Quelles différences entre un <text:change text:change-id="ct2721744980432"/><text:change-start text:change-id="ct2721744983792"/><text:span text:style-name="T12">bachelor Universitaire de Technologie</text:span><text:change-end text:change-id="ct2721744983792"/> et un <text:change text:change-id="ct2721932599072"/><text:change-start text:change-id="ct2721932601232"/><text:span text:style-name="T12">Dipl</text:span><text:change-end text:change-id="ct2721932601232"/><text:change-start text:change-id="ct2721932601952"/><text:span text:style-name="T12">ôme Universitaire de Technologie</text:span><text:change-end text:change-id="ct2721932601952"/> ? Quelles sont les évolutions du diplôme ? Quels avantages <text:change-start text:change-id="ct2721984265792"/><text:span text:style-name="T11">et inconvénients </text:span><text:change-end text:change-id="ct2721984265792"/>pour l’étudiant ?</text:p>
      <text:p text:style-name="P16"/>
      <table:table table:name="Tableau1" table:style-name="Tableau1" table:template-name="Default Style">
        <table:table-column table:style-name="Tableau1.A"/>
        <table:table-column table:style-name="Tableau1.B" table:number-columns-repeated="2"/>
        <table:table-row table:style-name="Tableau1.1">
          <table:table-cell table:style-name="Tableau1.A1" table:number-columns-spanned="3" office:value-type="string">
            <text:p text:style-name="P12">COMPARATIF ENTRE DUT ET B.U.T</text:p>
          </table:table-cell>
          <table:covered-table-cell/>
          <table:covered-table-cell/>
        </table:table-row>
        <table:table-row table:style-name="Tableau1.1">
          <table:table-cell table:style-name="Tableau1.A1" office:value-type="string">
            <text:p text:style-name="P9"><text:s/></text:p>
          </table:table-cell>
          <table:table-cell table:style-name="Tableau1.B2" office:value-type="string">
            <text:p text:style-name="P11">DUT</text:p>
          </table:table-cell>
          <table:table-cell table:style-name="Tableau1.C2" office:value-type="string">
            <text:p text:style-name="P11">B.U.T</text:p>
          </table:table-cell>
        </table:table-row>
        <table:table-row table:style-name="Tableau1.1">
          <table:table-cell table:style-name="Tableau1.A3" office:value-type="string">
            <text:p text:style-name="P9"><text:span text:style-name="T10">Nombre de spécialités tertiaires</text:span></text:p>
          </table:table-cell>
          <table:table-cell table:style-name="Tableau1.B3" office:value-type="float" office:value="6">
            <text:p text:style-name="P12">6</text:p>
          </table:table-cell>
          <table:table-cell table:style-name="Tableau1.B3" office:value-type="float" office:value="6">
            <text:p text:style-name="P12">6</text:p>
          </table:table-cell>
        </table:table-row>
        <table:table-row table:style-name="Tableau1.1">
          <table:table-cell table:style-name="Tableau1.A3" office:value-type="string">
            <text:p text:style-name="P9"><text:span text:style-name="T10">Nombre de spécialités secondaires</text:span> </text:p>
          </table:table-cell>
          <table:table-cell table:style-name="Tableau1.B3" office:value-type="float" office:value="14">
            <text:p text:style-name="P12">14</text:p>
          </table:table-cell>
          <table:table-cell table:style-name="Tableau1.B3" office:value-type="float" office:value="14">
            <text:p text:style-name="P12">14</text:p>
          </table:table-cell>
        </table:table-row>
        <table:table-row table:style-name="Tableau1.1">
          <table:table-cell table:style-name="Tableau1.A3" office:value-type="string">
            <text:p text:style-name="P13">Total des spécialités</text:p>
          </table:table-cell>
          <table:table-cell table:style-name="Tableau1.B3" table:formula="ooow:sum&lt;B3:B4&gt;" office:value-type="float" office:value="20">
            <text:p text:style-name="P14">20</text:p>
          </table:table-cell>
          <table:table-cell table:style-name="Tableau1.B3" table:formula="ooow:sum(&lt;C3&gt;|&lt;C4&gt;|&lt;B5&gt;)&lt;C3:C4&gt;" office:value-type="float" office:value="20">
            <text:p text:style-name="P14">20</text:p>
          </table:table-cell>
        </table:table-row>
        <table:table-row table:style-name="Tableau1.1">
          <table:table-cell table:style-name="Tableau1.A3" office:value-type="string">
            <text:p text:style-name="P10"><text:span text:style-name="T10">Grade délivré</text:span> </text:p>
          </table:table-cell>
          <table:table-cell table:style-name="Tableau1.B6" office:value-type="string">
            <text:p text:style-name="P12">Bac+2</text:p>
          </table:table-cell>
          <table:table-cell table:style-name="Tableau1.C6" office:value-type="string">
            <text:p text:style-name="P12">Bac+3 = Licence</text:p>
          </table:table-cell>
        </table:table-row>
        <table:table-row table:style-name="Tableau1.1">
          <table:table-cell table:style-name="Tableau1.A3" office:value-type="string">
            <text:p text:style-name="P9"><text:span text:style-name="T10">Nombre d’heures</text:span> </text:p>
          </table:table-cell>
          <table:table-cell table:style-name="Tableau1.B7" office:value-type="string">
            <text:p text:style-name="P12">1800h</text:p>
          </table:table-cell>
          <table:table-cell table:style-name="Tableau1.C7" office:value-type="string">
            <text:p text:style-name="P12">2000h</text:p>
          </table:table-cell>
        </table:table-row>
        <table:table-row table:style-name="Tableau1.1">
          <table:table-cell table:style-name="Tableau1.A3" office:value-type="string">
            <text:p text:style-name="P9"><text:span text:style-name="T10">Alternance possible</text:span> </text:p>
          </table:table-cell>
          <table:table-cell table:style-name="Tableau1.B8" office:value-type="string">
            <text:p text:style-name="P12">1 ou 2 ans</text:p>
          </table:table-cell>
          <table:table-cell table:style-name="Tableau1.C8" office:value-type="string">
            <text:p text:style-name="P12">1, 2, 3 ans</text:p>
          </table:table-cell>
        </table:table-row>
        <table:table-row table:style-name="Tableau1.1">
          <table:table-cell table:style-name="Tableau1.A3" office:value-type="string">
            <text:p text:style-name="P9"><text:span text:style-name="T10">Nombre de semaines de stage</text:span> </text:p>
          </table:table-cell>
          <table:table-cell table:style-name="Tableau1.B9" office:value-type="string">
            <text:p text:style-name="P12">Entre 8 et 10</text:p>
          </table:table-cell>
          <table:table-cell table:style-name="Tableau1.C9" office:value-type="string">
            <text:p text:style-name="P12">Entre 22 et 26</text:p>
          </table:table-cell>
        </table:table-row>
        <table:table-row table:style-name="Tableau1.1">
          <table:table-cell table:style-name="Tableau1.A3" office:value-type="string">
            <text:p text:style-name="P9"><text:span text:style-name="T10">Sélection en 3ème année</text:span> </text:p>
          </table:table-cell>
          <table:table-cell table:style-name="Tableau1.B10" office:value-type="string">
            <text:p text:style-name="P8">Oui pour intégrer une licence LG/LP ou EI</text:p>
          </table:table-cell>
          <table:table-cell table:style-name="Tableau1.C10" office:value-type="string">
            <text:p text:style-name="P12">Non</text:p>
          </table:table-cell>
        </table:table-row>
      </table:table>
      <text:p text:style-name="P16"/>
      <text:p text:style-name="P16"/>
      <text:p text:style-name="P17"><office:annotation office:name="__Annotation__513_3296785715" loext:resolved="false"><dc:creator>Jonathan Morgado-Samagaio</dc:creator><dc:date>2020-09-16T11:10:49.472000000</dc:date><meta:creator-initials>JM</meta:creator-initials><text:p text:style-name="P21"><text:span text:style-name="T13">Il s’agit du programme officiel</text:span></text:p></office:annotation><text:span text:style-name="T11">Lien vers l’arrêté de B.U.T. : </text:span><text:a xlink:type="simple" xlink:href="https://www.legifrance.gouv.fr/jorf/id/JORFTEXT000039481561?r=Jbwqjv2jvo" text:style-name="Internet_20_link" text:visited-style-name="Visited_20_Internet_20_Link"><text:span text:style-name="T11">Arrêté LP du 6/12/2019</text:span></text:a><text:change-start text:change-id="ct2721902224864"/><office:annotation-end office:name="__Annotation__513_3296785715"/><text:change-end text:change-id="ct272190222486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Arimo" svg:font-family="Arim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Neue-UltraLight" svg:font-family="HelveticaNeue-UltraLight" style:font-family-generic="roman" style:font-pitch="variable"/>
    <style:font-face style:name="Liberation Serif" svg:font-family="'Liberation Serif'" style:font-family-generic="roman" style:font-pitch="variable"/>
    <style:font-face style:name="Corbel" svg:font-family="Corbel" style:font-adornments="Gra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Neue-UltraLight1" svg:font-family="HelveticaNeue-UltraLight"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ahoma (Corps)" svg:font-family="'Tahoma (Corp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fo:color="#ff8000" loext:opacity="100%" style:font-name="Corbel" fo:font-family="Corbel" style:font-style-name="Gras" style:font-family-generic="swiss" style:font-pitch="variable" fo:font-size="14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Verdana1" fo:font-family="Verdana" style:font-style-name="Normal" style:font-family-generic="swiss" style:font-pitch="variable" fo:font-size="10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next-style-name="Standard" style:default-outline-level="2" style:list-style-name="Numbering_20_123" style:class="text">
      <style:paragraph-properties fo:margin-top="0.247cm" fo:margin-bottom="0.635cm" style:contextual-spacing="false" fo:line-height="110%" fo:keep-together="always" fo:keep-with-next="always"/>
      <style:text-properties fo:text-transform="uppercase" fo:color="#5b9bd5" loext:opacity="100%" style:font-name="Calibri Light" fo:font-family="'Calibri Light'" style:font-family-generic="roman" style:font-pitch="variable" fo:font-size="12pt" fo:language="fr" fo:country="BE" fo:font-weight="bold" style:font-name-asian="Calibri1" style:font-family-asian="Calibri" style:font-family-generic-asian="system" style:font-pitch-asian="variable" style:font-size-asian="14pt" style:language-asian="fr" style:country-asian="FR" style:font-weight-asian="bold" style:font-name-complex="Tahoma1" style:font-family-complex="Tahoma" style:font-family-generic-complex="system" style:font-pitch-complex="variable" style:font-size-complex="13pt"/>
    </style:style>
    <style:style style:name="ADIUT" style:family="paragraph" style:parent-style-name="Standard" style:default-outline-level="">
      <style:paragraph-properties fo:margin-top="0cm" fo:margin-bottom="0.212cm" style:contextual-spacing="false" fo:line-height="120%" fo:text-align="justify" style:justify-single-word="false"/>
      <style:text-properties fo:color="#44546a" loext:opacity="100%" fo:font-size="10pt" fo:language="fr" fo:country="BE" style:font-name-asian="Times New Roman" style:font-family-asian="'Times New Roman'" style:font-family-generic-asian="system" style:font-pitch-asian="variable" style:font-size-asian="10pt" style:language-asian="fr" style:country-asian="FR" style:font-name-complex="Tahoma (Corps)" style:font-family-complex="'Tahoma (Corps)'"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line-height="120%" fo:text-indent="0cm" style:auto-text-indent="false"/>
      <style:text-properties fo:color="#44546a" loext:opacity="100%" fo:font-size="10pt" fo:language="fr" fo:country="BE"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itle" style:family="paragraph" style:parent-style-name="Heading" style:next-style-name="Text_20_body" style:class="chapter">
      <style:paragraph-properties fo:text-align="center" style:justify-single-word="false" fo:padding="0.049cm" fo:border-left="none" fo:border-right="none" fo:border-top="2.01pt solid #00a933" fo:border-bottom="2.01pt solid #00a933"/>
      <style:text-properties fo:font-size="1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598cm" fo:margin-right="0cm" fo:text-indent="-0.598cm" style:auto-text-indent="false" fo:padding="0.049cm" fo:border-left="none" fo:border-right="none" fo:border-top="0.06pt solid #800080" fo:border-bottom="non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Titre_20_2_20_Car" style:display-name="Titre 2 Car" style:family="text" style:parent-style-name="Default_20_Paragraph_20_Font">
      <style:text-properties fo:text-transform="uppercase" fo:color="#5b9bd5" loext:opacity="100%" style:font-name="Calibri Light" fo:font-family="'Calibri Light'" style:font-family-generic="roman" style:font-pitch="variable" fo:font-size="14pt" fo:language="fr" fo:country="BE" fo:font-weight="bold" style:font-name-asian="Calibri1" style:font-family-asian="Calibri" style:font-family-generic-asian="system" style:font-pitch-asian="variable" style:font-size-asian="14pt" style:language-asian="fr" style:country-asian="FR" style:font-weight-asian="bold" style:font-name-complex="Tahoma1" style:font-family-complex="Tahoma" style:font-family-generic-complex="system" style:font-pitch-complex="variable" style:font-size-complex="13pt"/>
    </style:style>
    <style:style style:name="Paragraphe_20_de_20_liste_20_Car" style:display-name="Paragraphe de liste Car" style:family="text" style:parent-style-name="Default_20_Paragraph_20_Font">
      <style:text-properties fo:color="#44546a" loext:opacity="100%" fo:font-size="10pt" fo:language="fr" fo:country="BE"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2pt"/>
    </style:style>
    <style:style style:name="s1" style:family="text" style:parent-style-name="Default_20_Paragraph_20_Font"/>
    <style:style style:name="ListLabel_20_1" style:display-name="ListLabel 1" style:family="text">
      <style:text-properties fo:color="#2fb8d4" loext:opacity="100%"/>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2fb8d4" loext:opacity="1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Helvetica"/>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ahoma" fo:font-size="8pt" officeooo:rsid="000a145f" officeooo:paragraph-rsid="000a145f" style:font-size-asian="8pt" style:font-size-complex="8pt"/>
    </style:style>
    <style:style style:name="MP2" style:family="paragraph">
      <loext:graphic-properties draw:fill="solid" draw:fill-color="#5983b0" draw:opacity="30%"/>
      <style:text-properties style:font-name="Arimo" fo:font-size="1pt"/>
    </style:style>
    <style:style style:name="MP3" style:family="paragraph" style:parent-style-name="Footer">
      <style:paragraph-properties fo:text-align="center" style:justify-single-word="false"/>
      <style:text-properties style:font-name="Tahoma" fo:font-size="8pt" officeooo:rsid="000a145f" officeooo:paragraph-rsid="000a145f" style:font-size-asian="7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5983b0" draw:opacity="30%" draw:auto-grow-height="false" draw:auto-grow-width="false" fo:min-height="6.959cm" fo:min-width="16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5983b0" draw:opacity="30%" draw:auto-grow-height="false" draw:auto-grow-width="false" fo:min-height="7.39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5983b0" draw:opacity="30%" draw:auto-grow-height="false" draw:auto-grow-width="false" fo:min-height="4.958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5983b0" draw:opacity="30%" draw:auto-grow-height="false" draw:auto-grow-width="false" fo:min-height="7.828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499cm" fo:margin-bottom="2.49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1" text:anchor-type="char" svg:x="0cm" svg:y="-2.321cm" svg:width="2.635cm" svg:height="2.635cm" draw:z-index="18"><draw:image xlink:href="Pictures/100002010000059A0000059A028E322A2F4DE610.png" xlink:type="simple" xlink:show="embed" xlink:actuate="onLoad" draw:mime-type="image/png"/></draw:frame><draw:custom-shape text:anchor-type="char" draw:z-index="5" draw:name="PowerPlusWaterMarkObject_0" draw:style-name="Mgr1" draw:text-style-name="MP2" svg:width="15.999cm" svg:height="6.958cm" draw:transform="skewX (-6.69183915218917E-017) rotate (0.872664625997165) translate (0.192263888888889cm 15.5717916666667cm)"><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ADN du Bachelor Universitaire de Technologie</text:p>
      </style:header>
      <style:footer>
        <text:p text:style-name="MP3">Page <text:s/><text:page-number text:select-page="current">4</text:page-number><text:s/>/<text:page-count>6</text:page-count></text:p>
      </style:footer>
    </style:master-page>
    <style:master-page style:name="First_20_Page" style:display-name="First Page" style:page-layout-name="Mpm2" style:next-style-name="Standard">
      <style:header>
        <text:p text:style-name="Header"><draw:custom-shape text:anchor-type="char" draw:z-index="6" draw:name="PowerPlusWaterMarkObject_1" draw:style-name="Mgr2" draw:text-style-name="MP2" svg:width="16.999cm" svg:height="7.393cm" draw:transform="rotate (0.872664625997165)"><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eft_20_Page" style:display-name="Left Page" style:page-layout-name="Mpm3" style:next-style-name="Right_20_Page">
      <style:header>
        <text:p text:style-name="Header"><draw:custom-shape text:anchor-type="char" draw:z-index="7" draw:name="PowerPlusWaterMarkObject_2" draw:style-name="Mgr2" draw:text-style-name="MP2" svg:width="16.999cm" svg:height="7.393cm" draw:transform="rotate (0.872664625997165)"><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Right_20_Page" style:display-name="Right Page" style:page-layout-name="Mpm4" style:next-style-name="Left_20_Page">
      <style:header>
        <text:p text:style-name="Header"><draw:custom-shape text:anchor-type="char" draw:z-index="8" draw:name="PowerPlusWaterMarkObject_3" draw:style-name="Mgr2" draw:text-style-name="MP2" svg:width="16.999cm" svg:height="7.393cm" draw:transform="rotate (0.872664625997165)"><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Envelope" style:page-layout-name="Mpm5">
      <style:header>
        <text:p text:style-name="Header"><draw:custom-shape text:anchor-type="char" draw:z-index="9" draw:name="PowerPlusWaterMarkObject_4" draw:style-name="Mgr3" draw:text-style-name="MP2" svg:width="11.399cm" svg:height="4.957cm" draw:transform="rotate (0.872664625997165)"><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Index" style:page-layout-name="Mpm2">
      <style:header>
        <text:p text:style-name="Header"><draw:custom-shape text:anchor-type="char" draw:z-index="10" draw:name="PowerPlusWaterMarkObject_5" draw:style-name="Mgr2" draw:text-style-name="MP2" svg:width="16.999cm" svg:height="7.393cm" draw:transform="rotate (0.872664625997165)"><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HTML" style:page-layout-name="Mpm6">
      <style:header>
        <text:p text:style-name="Header"><draw:custom-shape text:anchor-type="char" draw:z-index="11" draw:name="PowerPlusWaterMarkObject_6" draw:style-name="Mgr4" draw:text-style-name="MP2" svg:width="17.999cm" svg:height="7.827cm" draw:transform="rotate (0.872664625997165)"><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Footnote" style:page-layout-name="Mpm7">
      <style:header>
        <text:p text:style-name="Header"><draw:custom-shape text:anchor-type="char" draw:z-index="12" draw:name="PowerPlusWaterMarkObject_7" draw:style-name="Mgr2" draw:text-style-name="MP2" svg:width="16.999cm" svg:height="7.393cm" draw:transform="rotate (0.872664625997165)"><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Endnote" style:page-layout-name="Mpm7">
      <style:header>
        <text:p text:style-name="Header"><draw:custom-shape text:anchor-type="char" draw:z-index="13" draw:name="PowerPlusWaterMarkObject_8" draw:style-name="Mgr2" draw:text-style-name="MP2" svg:width="16.999cm" svg:height="7.393cm" draw:transform="rotate (0.872664625997165)"><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andscape" style:page-layout-name="Mpm8">
      <style:header>
        <text:p text:style-name="Header"><draw:custom-shape text:anchor-type="char" draw:z-index="14" draw:name="PowerPlusWaterMarkObject_9" draw:style-name="Mgr2" draw:text-style-name="MP2" svg:width="16.999cm" svg:height="7.393cm" draw:transform="rotate (0.872664625997165)"><text:p>B.U.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knaebel</meta:initial-creator>
    <meta:editing-cycles>12</meta:editing-cycles>
    <meta:creation-date>2020-09-15T16:43:00</meta:creation-date>
    <dc:date>2020-09-16T11:11:43.086000000</dc:date>
    <meta:editing-duration>PT1H13M16S</meta:editing-duration>
    <meta:generator>LibreOffice/7.0.0.3$Windows_X86_64 LibreOffice_project/8061b3e9204bef6b321a21033174034a5e2ea88e</meta:generator>
    <dc:creator>Jonathan Morgado-Samagaio</dc:creator>
    <meta:document-statistic meta:table-count="1" meta:image-count="1" meta:object-count="0" meta:page-count="6" meta:paragraph-count="82" meta:word-count="1886" meta:character-count="12121" meta:non-whitespace-character-count="10301"/>
    <meta:user-defined meta:name="AppVersion">16.0000</meta:user-defined>
    <meta:user-defined meta:name="Company">IUT Louis Pasteur de Schiltighe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